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7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126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729cm" svg:height="2.67cm" svg:x="24.56cm" svg:y="3.331cm">
          <text:p text:style-name="P1"><text:span text:style-name="T3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5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4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4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4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4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6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4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4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7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8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7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8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9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8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7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8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9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8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9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8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9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8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10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8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10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12.638cm" svg:y="29.291cm">
          <draw:text-box>
            <text:p><text:span text:style-name="T4">sum: 5</text:span></text:p>
          </draw:text-box>
        </draw:frame>
        <draw:frame draw:style-name="gr8" draw:text-style-name="P4" draw:layer="layout" svg:width="2.809cm" svg:height="1.204cm" svg:x="12.838cm" svg:y="30.191cm">
          <draw:text-box>
            <text:p><text:span text:style-name="T4">min: 5</text:span></text:p>
          </draw:text-box>
        </draw:frame>
        <draw:custom-shape draw:style-name="gr9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8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9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8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9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8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9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8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9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8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9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8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9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8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9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8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9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8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9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8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8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1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1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1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1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1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1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1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1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1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1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1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1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1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1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1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1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1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1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8" draw:text-style-name="P6" draw:layer="layout" svg:width="24.213cm" svg:height="1.673cm" svg:x="1.656cm" svg:y="8.99cm">
          <draw:text-box>
            <text:p><text:span text:style-name="T7">Set all the elements of [2, 9] to the value 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21T16:06:12.831080870</dc:date>
    <dc:creator>elucterio </dc:creator>
    <meta:editing-duration>PT2H7M51S</meta:editing-duration>
    <meta:editing-cycles>25</meta:editing-cycles>
    <meta:generator>LibreOffice/4.2.8.2$Linux_X86_64 LibreOffice_project/420m0$Build-2</meta:generator>
    <meta:document-statistic meta:object-count="97"/>
  </office:meta>
</office:document-meta>
</file>